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text-properties fo:language="en" fo:country="AE"/>
    </style:style>
    <style:style style:name="P3" style:parent-style-name="Normal" style:family="paragraph">
      <style:text-properties fo:language="en" fo:country="AE"/>
    </style:style>
    <style:style style:name="P4" style:parent-style-name="Normal" style:family="paragraph">
      <style:text-properties fo:language="en" fo:country="AE"/>
    </style:style>
    <style:style style:name="P5" style:parent-style-name="Normal" style:family="paragraph">
      <style:text-properties fo:language="en" fo:country="AE"/>
    </style:style>
    <style:style style:name="P6" style:parent-style-name="Normal" style:family="paragraph">
      <style:text-properties fo:language="en" fo:country="AE"/>
    </style:style>
    <style:style style:name="P7" style:parent-style-name="Normal" style:family="paragraph">
      <style:text-properties fo:language="en" fo:country="AE"/>
    </style:style>
    <style:style style:name="P8" style:parent-style-name="Normal" style:family="paragraph">
      <style:text-properties fo:language="en" fo:country="AE"/>
    </style:style>
    <style:style style:name="P9" style:parent-style-name="Normal" style:family="paragraph">
      <style:paragraph-properties fo:text-align="center"/>
      <style:text-properties fo:font-size="20pt" style:font-size-asian="20pt" style:font-size-complex="20pt" fo:language="en" fo:country="AE"/>
    </style:style>
    <style:style style:name="P10" style:parent-style-name="Normal" style:family="paragraph">
      <style:text-properties fo:language="en" fo:country="AE"/>
    </style:style>
  </office:automatic-styles>
  <office:body>
    <office:text text:use-soft-page-breaks="true">
      <text:p text:style-name="P1">MLDR</text:p>
      <text:p text:style-name="P2">Reservation_Vol:</text:p>
      <text:p text:style-name="P3">ID_vol (Primary key)</text:p>
      <text:p text:style-name="Normal">Lieu_départ</text:p>
      <text:p text:style-name="Normal">Date_départ</text:p>
      <text:p text:style-name="Normal">Date_arrivée</text:p>
      <text:p text:style-name="Normal">Nombre_passagers</text:p>
      <text:p text:style-name="Normal">Lieu_arrivée</text:p>
      <text:p text:style-name="Normal">Reserrvation_Hôtel:</text:p>
      <text:p text:style-name="P4">ID_hôtel (Primary key)</text:p>
      <text:p text:style-name="P5">Description</text:p>
      <text:p text:style-name="P6">Title</text:p>
      <text:p text:style-name="Normal">Image</text:p>
      <text:p text:style-name="Normal">URL_detail</text:p>
      <text:p text:style-name="Normal">Nom_hôtel</text:p>
      <text:p text:style-name="Normal">user:</text:p>
      <text:p text:style-name="Normal">ID_utilisateur (Primary key)</text:p>
      <text:p text:style-name="Normal">Nom</text:p>
      <text:p text:style-name="Normal">Prénom</text:p>
      <text:p text:style-name="Normal">Téléphone</text:p>
      <text:p text:style-name="Normal">Adresse</text:p>
      <text:p text:style-name="Normal">Mot_de_passe</text:p>
      <text:p text:style-name="Normal">Ville</text:p>
      <text:p text:style-name="Normal">Pays</text:p>
      <text:p text:style-name="Normal">Email</text:p>
      <text:p text:style-name="Normal">Code_postal</text:p>
      <text:p text:style-name="Normal">Administrateur:</text:p>
      <text:p text:style-name="Normal">ID_administrateur (Primary key)</text:p>
      <text:p text:style-name="Normal">Nom</text:p>
      <text:p text:style-name="Normal">password</text:p>
      <text:p text:style-name="Normal">Email</text:p>
      <text:p text:style-name="Normal">Voyage_organisé:</text:p>
      <text:p text:style-name="P7">ID_voyage (Primary key)</text:p>
      <text:p text:style-name="P8">(other attributes not specified)</text:p>
      <text:p text:style-name="P9">Règles de gestion:</text:p>
      <text:p text:style-name="P10"/>
      <text:p text:style-name="Normal">Recherche de vols:</text:p>
      <text:p text:style-name="Normal">Un utilisateur peut rechercher des vols en spécifiant le lieu de départ, le lieu d'arrivée, la date de départ et le nombre de passagers.</text:p>
      <text:p text:style-name="Normal">Recherche d'hôtels:</text:p>
      <text:p text:style-name="Normal">Un utilisateur peut rechercher des hôtels en spécifiant la destination.</text:p>
      <text:p text:style-name="Normal">Réservation de vol:</text:p>
      <text:p text:style-name="Normal">Un utilisateur peut réserver un vol en sélectionnant les vols souhaités et en fournissant les informations de paiement et de contact.</text:p>
      <text:p text:style-name="Normal">Réservation d'hôtel:</text:p>
      <text:p text:style-name="Normal">Un utilisateur peut réserver un hôtel en sélectionnant les hôtels<text:s/>souhaités et en fournissant les informations de paiement et de contact.</text:p>
      <text:p text:style-name="Normal">Gestion des vols:</text:p>
      <text:p text:style-name="Normal">Un administrateur peut gérer les vols, y compris l'ajout, la modification et la suppression.</text:p>
      <text:p text:style-name="Normal">Gestion des hôtels:</text:p>
      <text:p text:style-name="Normal">Un administrateur peut gérer les hôtels, y compris<text:s/>l'ajout, la modification et la suppression.</text:p>
      <text:p text:style-name="Normal">Gestion des réservations:</text:p>
      <text:p text:style-name="Normal">Un administrateur peut consulter et gérer les réservations de vols et d'hôtels.</text:p>
      <text:p text:style-name="Normal">Consultation des réservations:</text:p>
      <text:p text:style-name="Normal">Un utilisateur peut consulter ses réservations de vols et d'hôtels.</text:p>
      <text:p text:style-name="Normal">Annulation de réservation:</text:p>
      <text:p text:style-name="Normal">Un utilisateur peut annuler une réservation de vol ou d'hôtel avant la date de début de la réservation.</text:p>
      <text:p text:style-name="Normal">Modification des informations de l'utilisateur:</text:p>
      <text:p text:style-name="Normal">Un utilisateur peut modifier ses informations de contact et de paiement.</text:p>
      <text:p text:style-name="Normal">Gestion des<text:s/>comptes d'utilisateurs:</text:p>
      <text:p text:style-name="Normal">Un administrateur peut gérer les comptes d'utilisateurs, y compris l'ajout, la modification et la suppression.</text:p>
      <text:p text:style-name="Normal">Statistiques de réservation:</text:p>
      <text:p text:style-name="Normal">Un administrateur peut consulter les statistiques de réservation, telles que le nombre total de réservations, le chiffre d'affaires et les tendances de réservatio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mb-2" style:display-name="mb-2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ient</meta:initial-creator>
    <dc:creator>Client</dc:creator>
    <meta:creation-date>2024-01-14T10:32:00Z</meta:creation-date>
    <dc:date>2024-01-14T10:38:00Z</dc:date>
    <meta:template xlink:href="Normal" xlink:type="simple"/>
    <meta:editing-cycles>5</meta:editing-cycles>
    <meta:editing-duration>PT360S</meta:editing-duration>
    <meta:document-statistic meta:page-count="1" meta:paragraph-count="4" meta:word-count="315" meta:character-count="2047" meta:row-count="14" meta:non-whitespace-character-count="1736"/>
  </office:meta>
</office:document-meta>
</file>